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YS Text" svg:font-family="'YS Text', apple-system, BlinkMacSystemFont, Arial, Helvetica, sans-serif"/>
    <style:font-face style:name="apple-system" svg:font-family="apple-system, BlinkMacSystemFont, Arial, Helvetica, sans-serif"/>
  </office:font-face-decls>
  <office:automatic-styles>
    <style:style style:name="P1" style:family="paragraph" style:parent-style-name="List_20_Paragraph" style:list-style-name="WWNum1">
      <style:text-properties style:font-name="Liberation Sans1" officeooo:paragraph-rsid="0000ff3d"/>
    </style:style>
    <style:style style:name="P2" style:family="paragraph" style:parent-style-name="List_20_Paragraph">
      <style:text-properties style:font-name="Liberation Sans1" officeooo:rsid="0004cafa" officeooo:paragraph-rsid="0000ff3d"/>
    </style:style>
    <style:style style:name="P3" style:family="paragraph" style:parent-style-name="List_20_Paragraph">
      <style:text-properties style:font-name="Liberation Sans1" officeooo:paragraph-rsid="0000ff3d"/>
    </style:style>
    <style:style style:name="P4" style:family="paragraph" style:parent-style-name="List_20_Paragraph">
      <style:text-properties style:font-name="Liberation Sans1" officeooo:rsid="0000ff3d" officeooo:paragraph-rsid="0000ff3d"/>
    </style:style>
    <style:style style:name="P5" style:family="paragraph" style:parent-style-name="List_20_Paragraph">
      <style:text-properties officeooo:paragraph-rsid="0000ff3d"/>
    </style:style>
    <style:style style:name="P6" style:family="paragraph" style:parent-style-name="List_20_Paragraph">
      <style:text-properties officeooo:rsid="0000ff3d" officeooo:paragraph-rsid="0000ff3d"/>
    </style:style>
    <style:style style:name="P7" style:family="paragraph" style:parent-style-name="List_20_Paragraph">
      <style:text-properties fo:color="#000000" loext:opacity="100%" officeooo:rsid="0000ff3d" officeooo:paragraph-rsid="0000ff3d"/>
    </style:style>
    <style:style style:name="P8" style:family="paragraph" style:parent-style-name="List_20_Paragraph">
      <style:text-properties fo:color="#000000" loext:opacity="100%" style:font-name="Liberation Sans1" fo:font-size="12pt" officeooo:paragraph-rsid="0000ff3d" style:font-size-asian="12pt" style:font-size-complex="12pt"/>
    </style:style>
    <style:style style:name="P9" style:family="paragraph" style:parent-style-name="List_20_Paragraph">
      <style:text-properties fo:color="#000000" loext:opacity="100%" style:font-name="Liberation Sans1" fo:font-size="12pt" officeooo:rsid="0000ff3d" officeooo:paragraph-rsid="0000ff3d" style:font-size-asian="12pt" style:font-size-complex="12pt"/>
    </style:style>
    <style:style style:name="P1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fo:color="#000000" loext:opacity="100%" style:font-name="Liberation Sans1" fo:font-size="12pt" officeooo:paragraph-rsid="0000ff3d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ans1" fo:font-size="12pt" officeooo:paragraph-rsid="0000ff3d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Liberation Sans1" fo:font-size="12pt" officeooo:paragraph-rsid="0000ff3d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Liberation Sans1" fo:font-size="12pt" officeooo:paragraph-rsid="0000ff3d" style:font-size-asian="12pt" style:font-name-complex="Liberation Sans2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ans1" fo:font-size="12pt" fo:font-weight="bold" officeooo:paragraph-rsid="0000ff3d" style:font-size-asian="12pt" style:font-weight-asian="bold" style:font-name-complex="Liberation Sans2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style:font-name="Liberation Sans1" fo:font-size="12pt" officeooo:paragraph-rsid="0000ff3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style:font-name="Liberation Sans1" fo:font-size="12pt" officeooo:rsid="0004cafa" officeooo:paragraph-rsid="0000ff3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style:font-name="Liberation Sans1" officeooo:paragraph-rsid="0000ff3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text-properties style:font-name="Liberation Sans1" officeooo:paragraph-rsid="0000ff3d"/>
    </style:style>
    <style:style style:name="P19" style:family="paragraph" style:parent-style-name="Standard">
      <style:text-properties style:font-name="Liberation Sans1" officeooo:rsid="0000ff3d" officeooo:paragraph-rsid="0000ff3d"/>
    </style:style>
    <style:style style:name="P20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1" style:family="paragraph" style:parent-style-name="Text_20_body" style:list-style-name="L1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2" style:family="paragraph" style:parent-style-name="Text_20_body" style:list-style-name="L1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officeooo:paragraph-rsid="0000ff3d"/>
    </style:style>
    <style:style style:name="P23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officeooo:paragraph-rsid="0000ff3d"/>
    </style:style>
    <style:style style:name="P24" style:family="paragraph" style:parent-style-name="Text_20_body" style:list-style-name="L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5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color="#000000" loext:opacity="100%"/>
    </style:style>
    <style:style style:name="P26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 fo:padding="0cm" fo:border="none"/>
      <style:text-properties officeooo:rsid="0000ff3d" officeooo:paragraph-rsid="0000ff3d"/>
    </style:style>
    <style:style style:name="P27" style:family="paragraph" style:parent-style-name="Text_20_body">
      <style:text-properties style:font-name="Liberation Sans1" officeooo:rsid="0000ff3d" officeooo:paragraph-rsid="0000ff3d"/>
    </style:style>
    <style:style style:name="P28" style:family="paragraph" style:parent-style-name="Основной_20_текст_20__28_4_29_">
      <loext:graphic-properties draw:fill="none" draw:fill-color="#ffffff"/>
      <style:paragraph-properties fo:margin-left="0.035cm" fo:line-height="100%" fo:text-indent="0cm" style:auto-text-indent="false" fo:background-color="transparent">
        <style:tab-stops>
          <style:tab-stop style:position="16.101cm" style:leader-style="solid" style:leader-text="_"/>
        </style:tab-stops>
      </style:paragraph-properties>
      <style:text-properties fo:color="#000000" loext:opacity="100%" style:font-name="Liberation Sans1" fo:font-size="12pt" officeooo:paragraph-rsid="0000ff3d" style:font-size-asian="12pt" style:font-name-complex="Liberation Sans2" style:font-size-complex="12pt"/>
    </style:style>
    <style:style style:name="P29" style:family="paragraph" style:parent-style-name="Основной_20_текст_20__28_4_29_">
      <loext:graphic-properties draw:fill="none" draw:fill-color="#ffffff"/>
      <style:paragraph-properties fo:margin-left="0.035cm" fo:line-height="100%" fo:text-indent="0cm" style:auto-text-indent="false" fo:background-color="transparent">
        <style:tab-stops>
          <style:tab-stop style:position="16.101cm" style:leader-style="solid" style:leader-text="_"/>
        </style:tab-stops>
      </style:paragraph-properties>
      <style:text-properties fo:color="#000000" loext:opacity="100%" style:font-name="Liberation Sans1" fo:font-size="12pt" officeooo:paragraph-rsid="0000ff3d" style:font-size-asian="12pt" style:font-size-complex="12pt"/>
    </style:style>
    <style:style style:name="P30" style:family="paragraph" style:parent-style-name="Основной_20_текст_20__28_7_29_">
      <loext:graphic-properties draw:fill="none" draw:fill-color="#ffffff"/>
      <style:paragraph-properties fo:margin-left="0.318cm" fo:margin-top="0cm" fo:margin-bottom="0cm" style:contextual-spacing="false" fo:line-height="100%" fo:text-align="center" style:justify-single-word="false" fo:background-color="transparent"/>
      <style:text-properties fo:color="#000000" loext:opacity="100%" style:font-name="Liberation Sans1" fo:font-size="12pt" officeooo:paragraph-rsid="0000ff3d" style:font-size-asian="12pt" style:font-size-complex="12pt"/>
    </style:style>
    <style:style style:name="T1" style:family="text">
      <style:text-properties fo:color="#000000" loext:opacity="100%" style:font-name="Liberation Sans1" fo:language="ru" fo:country="RU" officeooo:rsid="0004cafa" style:letter-kerning="false" style:font-name-asian="Calibri" style:language-asian="en" style:country-asian="US" style:font-name-complex="Times New Roman1" style:language-complex="ar" style:country-complex="SA"/>
    </style:style>
    <style:style style:name="T2" style:family="text">
      <style:text-properties fo:color="#000000" loext:opacity="100%" style:font-name="Liberation Sans1" fo:language="ru" fo:country="RU" officeooo:rsid="0000ff3d" style:letter-kerning="false" style:font-name-asian="Calibri" style:language-asian="en" style:country-asian="US" style:font-name-complex="Times New Roman1" style:language-complex="ar" style:country-complex="SA"/>
    </style:style>
    <style:style style:name="T3" style:family="text">
      <style:text-properties fo:font-variant="normal" fo:text-transform="none" fo:color="#000000" loext:opacity="100%" style:font-name="Liberation Sans1" fo:font-size="12pt" fo:letter-spacing="normal" fo:language="ru" fo:country="RU" fo:font-style="normal" fo:font-weight="normal" style:letter-kerning="false" style:font-name-asian="Calibri" style:language-asian="en" style:country-asian="US" style:font-name-complex="Times New Roman1" style:language-complex="ar" style:country-complex="SA"/>
    </style:style>
    <style:style style:name="T4" style:family="text">
      <style:text-properties fo:font-variant="normal" fo:text-transform="none" fo:color="#000000" loext:opacity="100%" style:font-name="Liberation Sans1" fo:font-size="12pt" fo:letter-spacing="normal" fo:language="ru" fo:country="RU" fo:font-style="normal" fo:font-weight="normal" officeooo:rsid="0004cafa" style:letter-kerning="false" style:font-name-asian="Calibri" style:language-asian="en" style:country-asian="US" style:font-name-complex="Times New Roman1" style:language-complex="ar" style:country-complex="SA"/>
    </style:style>
    <style:style style:name="T5" style:family="text">
      <style:text-properties fo:font-variant="normal" fo:text-transform="none" fo:color="#000000" loext:opacity="100%" style:font-name="Liberation Sans1" fo:font-size="12pt" fo:letter-spacing="normal" fo:language="ru" fo:country="RU" fo:font-style="normal" fo:font-weight="normal" officeooo:rsid="0000ff3d" style:letter-kerning="false" style:font-name-asian="Calibri" style:language-asian="en" style:country-asian="US" style:font-name-complex="Times New Roman1" style:language-complex="ar" style:country-complex="SA"/>
    </style:style>
    <style:style style:name="T6" style:family="text">
      <style:text-properties fo:font-variant="normal" fo:text-transform="none" fo:color="#000000" loext:opacity="100%" style:font-name="Liberation Sans1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ans1" fo:font-size="12pt" fo:letter-spacing="normal" fo:font-style="normal" fo:font-weight="normal" officeooo:rsid="0000ff3d" style:font-size-asian="12pt" style:font-size-complex="12pt"/>
    </style:style>
    <style:style style:name="T8" style:family="text">
      <style:text-properties fo:font-variant="normal" fo:text-transform="none" fo:color="#000000" loext:opacity="100%" style:font-name="Liberation Sans1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Liberation Sans1" fo:letter-spacing="normal" fo:font-style="normal" fo:font-weight="normal" officeooo:rsid="0000ff3d"/>
    </style:style>
    <style:style style:name="T10" style:family="text">
      <style:text-properties fo:font-variant="normal" fo:text-transform="none" fo:color="#000000" loext:opacity="100%" fo:font-size="12pt" fo:letter-spacing="normal" fo:language="ru" fo:country="RU" fo:font-style="normal" fo:font-weight="normal" style:letter-kerning="false" style:font-name-asian="Calibri" style:language-asian="en" style:country-asian="US" style:font-name-complex="Times New Roman1" style:language-complex="ar" style:country-complex="SA"/>
    </style:style>
    <style:style style:name="T11" style:family="text">
      <style:text-properties fo:font-variant="normal" fo:text-transform="none" fo:color="#000000" loext:opacity="100%" fo:font-size="12pt" fo:letter-spacing="normal" fo:language="ru" fo:country="RU" fo:font-style="normal" fo:font-weight="normal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T12" style:family="text">
      <style:text-properties fo:font-variant="normal" fo:text-transform="none" fo:color="#000000" loext:opacity="100%" fo:font-size="12pt" fo:letter-spacing="normal" fo:language="ru" fo:country="RU" fo:font-style="normal" fo:font-weight="normal" officeooo:rsid="0000ff3d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ans1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2pt" fo:letter-spacing="normal" fo:language="ru" fo:country="RU" fo:font-style="normal" style:text-underline-style="none" fo:font-weight="normal" style:letter-kerning="false" style:text-blinking="false" style:font-name-asian="Calibri" style:font-size-asian="12pt" style:language-asian="en" style:country-asian="US" style:font-name-complex="Times New Roman1" style:font-size-complex="12pt" style:language-complex="ar" style:country-complex="SA" loext:padding="0cm" loext:border="none"/>
    </style:style>
    <style:style style:name="T15" style:family="text">
      <style:text-properties fo:font-variant="normal" fo:text-transform="none" fo:color="#000000" loext:opacity="100%" fo:letter-spacing="normal" fo:language="ru" fo:country="RU" fo:font-style="normal" fo:font-weight="normal" style:letter-kerning="false" style:font-name-asian="Calibri" style:language-asian="en" style:country-asian="US" style:font-name-complex="Times New Roman1" style:language-complex="ar" style:country-complex="SA"/>
    </style:style>
    <style:style style:name="T16" style:family="text">
      <style:text-properties fo:font-variant="normal" fo:text-transform="none" fo:color="#333333" loext:opacity="100%" style:font-name="YS Text" fo:font-size="9.75pt" fo:letter-spacing="normal" fo:font-style="normal" fo:font-weight="normal"/>
    </style:style>
    <style:style style:name="T17" style:family="text">
      <style:text-properties fo:font-variant="normal" fo:text-transform="none" fo:color="#333333" loext:opacity="100%" style:font-name="YS Text" fo:font-size="9.75pt" fo:letter-spacing="normal" fo:language="ru" fo:country="RU" fo:font-style="normal" fo:font-weight="normal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T18" style:family="text">
      <style:text-properties fo:font-variant="normal" fo:text-transform="none" fo:color="#333333" loext:opacity="100%" fo:font-size="12pt" fo:letter-spacing="normal" fo:language="ru" fo:country="RU" fo:font-style="normal" fo:font-weight="normal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T19" style:family="text">
      <style:text-properties fo:font-variant="normal" fo:text-transform="none" fo:color="#333333" loext:opacity="100%" style:font-name="Liberation Sans1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333333" loext:opacity="100%" style:font-name="Liberation Sans1" fo:letter-spacing="normal" fo:font-style="normal" fo:font-weight="normal"/>
    </style:style>
    <style:style style:name="T21" style:family="text">
      <style:text-properties fo:font-variant="normal" fo:text-transform="none" fo:color="#333333" loext:opacity="100%" style:font-name="Liberation Sans1" fo:font-size="9.75pt" fo:letter-spacing="normal" fo:font-style="normal" fo:font-weight="normal"/>
    </style:style>
    <style:style style:name="T22" style:family="text">
      <style:text-properties fo:font-variant="normal" fo:text-transform="none" fo:color="#333333" loext:opacity="100%" style:text-line-through-style="none" style:text-line-through-type="none" style:font-name="Liberation Sans1" fo:letter-spacing="normal" fo:font-style="normal" style:text-underline-style="none" fo:font-weight="normal" style:text-blinking="false" loext:padding="0cm" loext:border="none"/>
    </style:style>
    <style:style style:name="T23" style:family="text">
      <style:text-properties fo:font-variant="normal" fo:text-transform="none" fo:color="#333333" loext:opacity="100%" style:text-line-through-style="none" style:text-line-through-type="none" style:font-name="Liberation Sans1" fo:font-size="9.75pt" fo:letter-spacing="normal" fo:font-style="normal" style:text-underline-style="none" fo:font-weight="normal" style:text-blinking="false" loext:padding="0cm" loext:border="none"/>
    </style:style>
    <style:style style:name="T24" style:family="text">
      <style:text-properties fo:font-variant="normal" fo:text-transform="none" fo:color="#333333" loext:opacity="100%" style:text-line-through-style="none" style:text-line-through-type="none" style:font-name="Liberation Sans1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25" style:family="text">
      <style:text-properties fo:font-variant="normal" fo:text-transform="none" fo:color="#333333" loext:opacity="100%" style:text-line-through-style="none" style:text-line-through-type="none" style:font-name="YS Text" fo:font-size="9.75pt" fo:letter-spacing="normal" fo:font-style="normal" style:text-underline-style="none" fo:font-weight="normal" style:text-blinking="false" loext:padding="0cm" loext:border="none"/>
    </style:style>
    <style:style style:name="T26" style:family="text">
      <style:text-properties fo:font-variant="normal" fo:text-transform="none" fo:color="#333333" loext:opacity="100%" style:text-line-through-style="none" style:text-line-through-type="none" style:font-name="YS Text" fo:font-size="9.75pt" fo:letter-spacing="normal" fo:language="ru" fo:country="RU" fo:font-style="normal" style:text-underline-style="none" fo:font-weight="normal" style:letter-kerning="false" style:text-blinking="false" style:font-name-asian="Calibri" style:font-size-asian="12pt" style:language-asian="en" style:country-asian="US" style:font-name-complex="Times New Roman1" style:font-size-complex="12pt" style:language-complex="ar" style:country-complex="SA" loext:padding="0cm" loext:border="none"/>
    </style:style>
    <style:style style:name="T27" style:family="text">
      <style:text-properties fo:font-variant="normal" fo:text-transform="none" fo:color="#333333" loext:opacity="100%" style:text-line-through-style="none" style:text-line-through-type="none" fo:letter-spacing="normal" fo:language="ru" fo:country="RU" fo:font-style="normal" style:text-underline-style="none" fo:font-weight="normal" style:letter-kerning="false" style:text-blinking="false" style:font-name-asian="Calibri" style:language-asian="en" style:country-asian="US" style:font-name-complex="Times New Roman1" style:language-complex="ar" style:country-complex="SA" loext:padding="0cm" loext:border="none"/>
    </style:style>
    <style:style style:name="T28" style:family="text">
      <style:text-properties fo:font-variant="normal" fo:text-transform="none" fo:color="#333333" loext:opacity="100%" style:text-line-through-style="none" style:text-line-through-type="none" fo:font-size="9.75pt" fo:letter-spacing="normal" fo:font-style="normal" style:text-underline-style="none" fo:font-weight="normal" style:text-blinking="false" loext:padding="0cm" loext:border="none"/>
    </style:style>
    <style:style style:name="T29" style:family="text">
      <style:text-properties fo:font-variant="normal" fo:text-transform="none" fo:color="#333333" loext:opacity="100%" style:text-line-through-style="none" style:text-line-through-type="none" fo:font-size="9.75pt" fo:letter-spacing="normal" fo:language="ru" fo:country="RU" fo:font-style="normal" style:text-underline-style="none" fo:font-weight="normal" style:letter-kerning="false" style:text-blinking="false" style:font-name-asian="Calibri" style:font-size-asian="12pt" style:language-asian="en" style:country-asian="US" style:font-name-complex="Times New Roman1" style:font-size-complex="12pt" style:language-complex="ar" style:country-complex="SA" loext:padding="0cm" loext:border="none"/>
    </style:style>
    <style:style style:name="T30" style:family="text">
      <style:text-properties fo:font-variant="normal" fo:text-transform="none" fo:color="#333333" loext:opacity="100%" style:text-line-through-style="none" style:text-line-through-type="none" fo:font-size="12pt" fo:letter-spacing="normal" fo:language="ru" fo:country="RU" fo:font-style="normal" style:text-underline-style="none" fo:font-weight="normal" style:letter-kerning="false" style:text-blinking="false" style:font-name-asian="Calibri" style:font-size-asian="12pt" style:language-asian="en" style:country-asian="US" style:font-name-complex="Times New Roman1" style:font-size-complex="12pt" style:language-complex="ar" style:country-complex="SA" loext:padding="0cm" loext:border="none"/>
    </style:style>
    <style:style style:name="T31" style:family="text">
      <style:text-properties fo:font-variant="normal" fo:text-transform="none" fo:color="#333333" loext:opacity="100%" fo:letter-spacing="normal" fo:language="ru" fo:country="RU" fo:font-style="normal" fo:font-weight="normal" style:letter-kerning="false" style:font-name-asian="Calibri" style:language-asian="en" style:country-asian="US" style:font-name-complex="Times New Roman1" style:language-complex="ar" style:country-complex="SA"/>
    </style:style>
    <style:style style:name="T32" style:family="text">
      <style:text-properties fo:font-variant="normal" fo:text-transform="none" fo:color="#333333" loext:opacity="100%" fo:font-size="9.75pt" fo:letter-spacing="normal" fo:font-style="normal" fo:font-weight="normal"/>
    </style:style>
    <style:style style:name="T33" style:family="text">
      <style:text-properties fo:font-variant="normal" fo:text-transform="none" fo:color="#333333" loext:opacity="100%" fo:font-size="9.75pt" fo:letter-spacing="normal" fo:language="ru" fo:country="RU" fo:font-style="normal" fo:font-weight="normal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T34" style:family="text">
      <style:text-properties fo:font-variant="normal" fo:text-transform="none" style:font-name="Liberation Sans1" fo:font-size="12pt" fo:letter-spacing="normal" fo:language="ru" fo:country="RU" fo:font-style="normal" fo:font-weight="normal" style:letter-kerning="false" style:font-name-asian="Calibri" style:language-asian="en" style:country-asian="US" style:font-name-complex="Times New Roman1" style:language-complex="ar" style:country-complex="SA"/>
    </style:style>
    <style:style style:name="T35" style:family="text">
      <style:text-properties fo:font-variant="normal" fo:text-transform="none" style:font-name="Liberation Sans1" fo:font-size="12pt" fo:letter-spacing="normal" fo:language="ru" fo:country="RU" fo:font-style="normal" fo:font-weight="normal" officeooo:rsid="0004cafa" style:letter-kerning="false" style:font-name-asian="Calibri" style:language-asian="en" style:country-asian="US" style:font-name-complex="Times New Roman1" style:language-complex="ar" style:country-complex="SA"/>
    </style:style>
    <style:style style:name="T36" style:family="text">
      <style:text-properties fo:font-variant="normal" fo:text-transform="none" style:font-name="Liberation Sans1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style:font-name="Liberation Sans1" fo:font-size="12pt" fo:letter-spacing="normal" fo:font-style="normal" fo:font-weight="normal" officeooo:rsid="0000ff3d" style:font-size-asian="12pt" style:font-size-complex="12pt"/>
    </style:style>
    <style:style style:name="T38" style:family="text">
      <style:text-properties fo:font-variant="normal" fo:text-transform="none" style:text-line-through-style="none" style:text-line-through-type="none" style:font-name="Liberation Sans1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39" style:family="text">
      <style:text-properties fo:font-variant="normal" fo:text-transform="none" style:text-line-through-style="none" style:text-line-through-type="none" fo:font-size="12pt" fo:letter-spacing="normal" fo:language="ru" fo:country="RU" fo:font-style="normal" style:text-underline-style="none" fo:font-weight="normal" style:letter-kerning="false" style:text-blinking="false" style:font-name-asian="Calibri" style:font-size-asian="12pt" style:language-asian="en" style:country-asian="US" style:font-name-complex="Times New Roman1" style:font-size-complex="12pt" style:language-complex="ar" style:country-complex="SA" loext:padding="0cm" loext:border="none"/>
    </style:style>
    <style:style style:name="T40" style:family="text">
      <style:text-properties fo:font-variant="normal" fo:text-transform="none" fo:letter-spacing="normal" fo:font-style="normal" fo:font-weight="normal"/>
    </style:style>
    <style:style style:name="T41" style:family="text">
      <style:text-properties fo:font-variant="normal" fo:text-transform="none" fo:letter-spacing="normal" fo:font-style="normal" fo:font-weight="normal" officeooo:rsid="0000ff3d"/>
    </style:style>
    <style:style style:name="T42" style:family="text">
      <style:text-properties fo:font-variant="normal" fo:text-transform="none" fo:letter-spacing="normal" fo:language="ru" fo:country="RU" fo:font-style="normal" fo:font-weight="normal" style:letter-kerning="false" style:font-name-asian="Calibri" style:language-asian="en" style:country-asian="US" style:font-name-complex="Times New Roman1" style:language-complex="ar" style:country-complex="SA"/>
    </style:style>
    <style:style style:name="T43" style:family="text">
      <style:text-properties fo:font-variant="normal" fo:text-transform="none" fo:font-size="12pt" fo:letter-spacing="normal" fo:language="ru" fo:country="RU" fo:font-style="normal" fo:font-weight="normal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T44" style:family="text">
      <style:text-properties style:font-name-complex="Liberation Sans2"/>
    </style:style>
    <style:style style:name="T45" style:family="text">
      <style:text-properties officeooo:rsid="00150a19" style:font-name-complex="Liberation Sans2"/>
    </style:style>
    <style:style style:name="T46" style:family="text">
      <style:text-properties fo:font-style="italic" style:font-style-asian="italic" style:font-name-complex="Liberation Sans2" style:font-style-complex="italic"/>
    </style:style>
    <style:style style:name="T47" style:family="text">
      <style:text-properties style:text-underline-style="solid" style:text-underline-width="auto" style:text-underline-color="font-color" style:font-name-complex="Liberation Sans2"/>
    </style:style>
    <style:style style:name="T48" style:family="text">
      <style:text-properties style:text-underline-style="solid" style:text-underline-width="auto" style:text-underline-color="font-color" officeooo:rsid="0004cafa" style:font-name-complex="Liberation Sans2"/>
    </style:style>
    <style:style style:name="T49" style:family="text">
      <style:text-properties style:text-underline-style="solid" style:text-underline-width="auto" style:text-underline-color="font-color" officeooo:rsid="00150a19" style:font-name-complex="Liberation Sans2"/>
    </style:style>
    <style:style style:name="T50" style:family="text">
      <style:text-properties style:text-position="super 58%" style:font-name-complex="Liberation Sans2"/>
    </style:style>
    <style:style style:name="T51" style:family="text">
      <style:text-properties fo:font-weight="bold" style:font-weight-asian="bold" style:font-name-complex="Liberation Sans2" style:font-weight-complex="bold"/>
    </style:style>
    <style:style style:name="T52" style:family="text">
      <style:text-properties fo:language="ru" fo:country="RU" style:letter-kerning="false" style:font-name-asian="Calibri" style:language-asian="en" style:country-asian="US" style:font-name-complex="Times New Roman1" style:language-complex="ar" style:country-complex="SA"/>
    </style:style>
    <style:style style:name="T53" style:family="text">
      <style:text-properties fo:font-size="12pt" fo:language="ru" fo:country="RU" officeooo:rsid="0004cafa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T54" style:family="text">
      <style:text-properties officeooo:rsid="0004cafa"/>
    </style:style>
    <style:style style:name="T55" style:family="text">
      <style:text-properties fo:language="en" fo:country="US"/>
    </style:style>
    <style:style style:name="T56" style:family="text">
      <style:text-properties officeooo:rsid="0000ff3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4">Департамент образования ЯНАО</text:span></text:p>
      <text:p text:style-name="P11"><text:span text:style-name="T44">Государственное бюджетное профессиональное образовательное учреждение Ямало-Ненецкого автономного округа</text:span></text:p>
      <text:p text:style-name="P11"><text:span text:style-name="T46">«Ямальский многопрофильный колледж»</text:span></text:p>
      <text:p text:style-name="P13"/>
      <text:p text:style-name="P11"><text:span text:style-name="T47">Отделение технического профиля</text:span></text:p>
      <text:p text:style-name="P11"><text:span text:style-name="T50">название</text:span></text:p>
      <text:p text:style-name="P11"><text:span text:style-name="T51">ЗАДАНИЕ</text:span></text:p>
      <text:p text:style-name="P11"><text:span text:style-name="T51"><text:s/>на выпускную квалификационную работу</text:span></text:p>
      <text:p text:style-name="P14"/>
      <text:p text:style-name="P12"><text:span text:style-name="T44">Студент: _________</text:span><text:span text:style-name="T48">Загуменнов Станислав Максимович</text:span><text:span text:style-name="T44">________________</text:span></text:p>
      <text:p text:style-name="P30"><text:span text:style-name="T44">ФИО полностью</text:span></text:p>
      <text:p text:style-name="P28"/>
      <text:p text:style-name="P29"><text:span text:style-name="T44">Номер группы, код, наименование специальности: </text:span></text:p>
      <text:p text:style-name="P29"><text:span text:style-name="T44">_</text:span><text:span text:style-name="T45">21</text:span><text:span text:style-name="T47">ИС</text:span><text:span text:style-name="T49">иП</text:span><text:span text:style-name="T47">, 09.02.0</text:span><text:span text:style-name="T49">7</text:span><text:span text:style-name="T47"> Информационные системы </text:span><text:span text:style-name="T49">и программирование</text:span><text:span text:style-name="T44">_____________ _____</text:span></text:p>
      <text:p text:style-name="P28"/>
      <text:p text:style-name="P12"><text:span text:style-name="T44">1. Наименование темы:</text:span></text:p>
      <text:p text:style-name="P15"><text:span text:style-name="T52">Разработка базы данных службы такси</text:span></text:p>
      <text:p text:style-name="P15"><text:span text:style-name="T52"/></text:p>
      <text:p text:style-name="P16"><text:span text:style-name="T52">2. Целевая установка:</text:span></text:p>
      <text:p text:style-name="P16"><text:span text:style-name="T52">создание информационной системы для службы такси</text:span></text:p>
      <text:p text:style-name="P16"><text:span text:style-name="T52"/></text:p>
      <text:p text:style-name="P17"><text:span text:style-name="T53">3. Целевая установка:</text:span></text:p>
      <text:p text:style-name="P18">Задачи:</text:p>
      <text:list text:style-name="WWNum1">
        <text:list-item>
          <text:p text:style-name="P1">Изучить предметную область разрабатываемого проекта информационной системы «<text:span text:style-name="T54">Служба такси</text:span>»;</text:p>
        </text:list-item>
        <text:list-item>
          <text:p text:style-name="P1">Проведение анализа понятия «информационная система» и технических и программных средств для ее создания;</text:p>
        </text:list-item>
        <text:list-item>
          <text:p text:style-name="P1">Разработка и описание основных элементов модели информационной системы «<text:span text:style-name="T54">Служба такси</text:span>»;</text:p>
        </text:list-item>
        <text:list-item>
          <text:p text:style-name="P1">Составить техническое задание;</text:p>
        </text:list-item>
        <text:list-item>
          <text:p text:style-name="P1">Определить и создать состав данных изучаемой области;</text:p>
        </text:list-item>
        <text:list-item>
          <text:p text:style-name="P1">Создать <text:span text:style-name="T55">UML</text:span>-диаграммы последовательности, концептуальную и логическую модель;</text:p>
        </text:list-item>
        <text:list-item>
          <text:p text:style-name="P1"><text:span text:style-name="T52">Изучение ресурсов для создания внешнего интерфейса программного обеспечения;</text:span></text:p>
        </text:list-item>
      </text:list>
      <text:p text:style-name="P3"><text:span text:style-name="T52"/></text:p>
      <text:p text:style-name="P2"><text:span text:style-name="T52">Язык программирования: </text:span></text:p>
      <text:p text:style-name="P5"><text:span text:style-name="T1">В качестве языка программирования для сво</text:span><text:span text:style-name="T2">ей</text:span><text:span text:style-name="T1"> программы я выбрал python. Python — </text:span><text:span text:style-name="Strong_20_Emphasis"><text:span text:style-name="T3">мультипарадигмальный высокоуровневый язык программирования общего назначения </text:span></text:span><text:span text:style-name="T3">с динамической строгой типизацией и автоматическим управлением памятью. </text:span><text:span text:style-name="T4">Выбрал именно python из-за быстрой разработки прототипов приложений и возможности автоматизации задач.</text:span></text:p>
      <text:p text:style-name="P5"><text:span text:style-name="T4"/></text:p>
      <text:p text:style-name="P7"><text:span text:style-name="T35">Интегрированная</text:span><text:span text:style-name="T34"> среда разработки:</text:span></text:p>
      <text:p text:style-name="P5"><text:span text:style-name="T5">Из существующих IDE я выбрал PyCharm. PyCharm </text:span><text:span text:style-name="Strong_20_Emphasis"><text:span text:style-name="T3">— это интегрированная среда разработки на языке Python, созданная компанией JetBrains. </text:span></text:span><text:span text:style-name="T8">Среди </text:span><text:span text:style-name="T9">python-разработчиков</text:span><text:span text:style-name="T8"> эта IDE вторая по популярности после редактора кода Visual Studio Code: как основную её используют 31% разработчиков. В PyCharm есть все инструменты, чтобы писать, отлаживать и тестировать код. Например, можно быстро исправить программу сразу <text:s/></text:span><text:span text:style-name="T9">в </text:span><text:span text:style-name="T8">нескольких местах, а </text:span><text:soft-page-break/><text:span text:style-name="T8">встроенный форматер приведёт её в соответствие со стандартом </text:span><text:span text:style-name="T9">PEP</text:span><text:span text:style-name="T8"> 8. Также IDE позволяет использовать в проектах другие языки программирования, синхронизировать код с системами контроля версий и развёртывать его</text:span><text:span text:style-name="T9">. </text:span><text:span text:style-name="T8">Базовый набор функций PyCharm можно расширять с помощью плагинов, которые позволяют, например, настраивать внешний вид интерфейса и подключать дополнительные инструменты.</text:span></text:p>
      <text:p text:style-name="P5"><text:span text:style-name="T8"/></text:p>
      <text:p text:style-name="P6"><text:span text:style-name="T8">Программа:</text:span></text:p>
      <text:p text:style-name="P5"><text:span text:style-name="T9">Для создания UML-диаграмм для своего приложения использовал программу Draw.io. Draw.io - </text:span><text:span text:style-name="Strong_20_Emphasis"><text:span text:style-name="T8">это бесплатный онлайн-сервис, который позволяет создавать и совместно редактировать диаграммы, различные схемы и прочие визуальные представления данных</text:span></text:span><text:span text:style-name="T8">. Сервис пользуется популярностью у разных IT-специалистов: разработчиков, дизайнеров, аналитиков, м</text:span><text:span text:style-name="T6">енеджеров. </text:span></text:p>
      <text:p text:style-name="P5"><text:span text:style-name="T7"/></text:p>
      <text:p text:style-name="P5"><text:span text:style-name="T7">Для создания дизайна приложения я использовал Figma. </text:span><text:span text:style-name="Strong_20_Emphasis"><text:span text:style-name="T7">Figma </text:span></text:span><text:span text:style-name="T7">— </text:span><text:span text:style-name="Strong_20_Emphasis"><text:span text:style-name="T7">онлайн-сервис для разработки интерфейсов и прототипирования с возможностью организации совместной работы в режиме реального времени</text:span></text:span><text:span text:style-name="T7">. </text:span><text:span text:style-name="T6">Используется как для создания упрощённых прототипов интерфейсов, так и для детальной проработки дизайна интерфейсов мобильных приложений, веб-сайтов, корпоративных порталов.</text:span></text:p>
      <text:p text:style-name="P23"><text:span text:style-name="Strong_20_Emphasis"><text:span text:style-name="T6"><text:tab/></text:span></text:span></text:p>
      <text:p text:style-name="P23"><text:span text:style-name="Strong_20_Emphasis"><text:span text:style-name="T6"><text:tab/>С помощью графического редактора Figma можно</text:span></text:span><text:span text:style-name="T6">:</text:span></text:p>
      <text:p text:style-name="P23"><text:span text:style-name="T6">отрисовывать элементы интерфейса;</text:span></text:p>
      <text:list text:style-name="L1">
        <text:list-header>
          <text:p text:style-name="P22"><text:span text:style-name="T6">создавать интерактивный прототип сайта и приложения, векторную графику, иллюстрации;</text:span></text:p>
          <text:p text:style-name="P21"><text:span text:style-name="T6">рисовать плакаты, баннеры, иконки и другие элементы графического дизайна;</text:span></text:p>
          <text:p text:style-name="P21"><text:span text:style-name="T6">создавать презентации, выгружать их в PDF или конвертировать в другие форматы с помощью плагинов.</text:span></text:p>
        </text:list-header>
      </text:list>
      <text:p text:style-name="P20"><text:span text:style-name="T6"/></text:p>
      <text:p text:style-name="P20"><text:span text:style-name="T7">Для создания базы данных я использовал phpMyAdmin. </text:span><text:span text:style-name="Strong_20_Emphasis"><text:span text:style-name="T7">PhpMyAdmin </text:span></text:span><text:span text:style-name="T7">— <text:s/></text:span><text:span text:style-name="Strong_20_Emphasis"><text:span text:style-name="T7">веб-приложение с открытым кодом, написанное на языке PHP и представляющее собой веб-интерфейс для администрирования СУБД MySQL</text:span></text:span><text:span text:style-name="T7">. </text:span><text:span text:style-name="T6">Приложение <text:tab/>позволяет через браузер осуществлять администрирование сервера MySQL, запускать команды SQL и просматривать содержимое таблиц и баз данных.</text:span></text:p>
      <text:p text:style-name="P20"><text:span text:style-name="T6"/></text:p>
      <text:p text:style-name="P26"><text:span text:style-name="T6">4. Цель исследования: разработать эскизный проект информационной системы «Служба такси» для ГБПОУ ЯНАО «Ямальский многопрофильный колледж»</text:span></text:p>
      <text:p text:style-name="P18">За<text:span text:style-name="T56">д</text:span>ачи:</text:p>
      <text:p text:style-name="P18"><text:span text:style-name="T56">1. </text:span>Изучить предметную область разрабатываемого проекта информационной системы «<text:span text:style-name="T54">Служба такси</text:span>»;</text:p>
      <text:p text:style-name="P18"><text:span text:style-name="T56">2. </text:span>Проведение анализа понятия «информационная система» и технических и программных средств для ее создания;</text:p>
      <text:p text:style-name="P18"><text:span text:style-name="T56">3. </text:span>Разработка и описание основных элементов модели информационной системы «<text:span text:style-name="T54">Служба такси</text:span>»;</text:p>
      <text:p text:style-name="P18"><text:soft-page-break/><text:span text:style-name="T56">4. </text:span>Составить техническое задание;</text:p>
      <text:p text:style-name="P18"><text:span text:style-name="T56">5. </text:span>Определить и создать состав данных изучаемой области;</text:p>
      <text:p text:style-name="P18"><text:span text:style-name="T56">6. </text:span>Создать <text:span text:style-name="T55">UML</text:span>-диаграммы последовательности, концептуальную и логическую модель;</text:p>
      <text:p text:style-name="P18"><text:span text:style-name="T12">7. </text:span><text:span text:style-name="T11">Изучение ресурсов для создания внешнего интерфейса программного обеспечения;</text:span></text:p>
      <text:p text:style-name="P19"><text:span text:style-name="T11"/></text:p>
      <text:p text:style-name="P19"><text:span text:style-name="T11">Предметная область:</text:span></text:p>
      <text:p text:style-name="P19"><text:span text:style-name="T11">1. Пользователи, которые должны</text:span></text:p>
      <text:p text:style-name="P19"><text:span text:style-name="T11">2. Водители, которые должны</text:span></text:p>
      <text:p text:style-name="P19"><text:span text:style-name="T11">3. У пользователя и водителя не может быть несколько адресов, телефонов</text:span></text:p>
      <text:p text:style-name="P19"><text:span text:style-name="T11">3. Количество заказов</text:span></text:p>
      <text:p text:style-name="P19"><text:span text:style-name="T11">4. Машины</text:span></text:p>
      <text:p text:style-name="P19"><text:span text:style-name="T11">5. У одного заказа не может быть несколько пользователей и водителей</text:span></text:p>
      <text:p text:style-name="P19"><text:span text:style-name="T11">6.</text:span></text:p>
      <text:p text:style-name="P19"><text:span text:style-name="T11"/></text:p>
      <text:p text:style-name="P19"><text:span text:style-name="T11">Аппаратное и программное обеспечение:</text:span></text:p>
      <text:p text:style-name="P19"><text:span text:style-name="T11">Для разработки программы нужно следующее аппаратное обеспечение: обеспечение:</text:span></text:p>
      <text:p text:style-name="P19"><text:span text:style-name="T11">Монитор — 2;</text:span></text:p>
      <text:p text:style-name="P19"><text:span text:style-name="T11">Компьютерная мышь — 1;</text:span></text:p>
      <text:p text:style-name="P19"><text:span text:style-name="T11">Системный блок — 1.</text:span></text:p>
      <text:p text:style-name="P19"><text:span text:style-name="T11">Для разработки программы нужно следующее программное обеспечение:</text:span></text:p>
      <text:p text:style-name="P19"><text:span text:style-name="T11">PyCharm;</text:span></text:p>
      <text:p text:style-name="P19"><text:span text:style-name="T11">Draw.io;</text:span></text:p>
      <text:p text:style-name="P19"><text:span text:style-name="T11">Figma;</text:span></text:p>
      <text:p text:style-name="P19"><text:span text:style-name="T11">phpMyAdmin.</text:span></text:p>
      <text:p text:style-name="P19"><text:span text:style-name="T11"/></text:p>
      <text:p text:style-name="P19"><text:span text:style-name="T11">Этапы разработки:</text:span></text:p>
      <text:p text:style-name="P27"><text:span text:style-name="Strong_20_Emphasis"><text:span text:style-name="T11">Планирование</text:span></text:span><text:span text:style-name="T11">. Разрабатывается детальный план проекта: определяются сроки, бюджет, ресурсы и задачи. Также на этом этапе определяется команда разработки, распределяются обязанности и создаётся график работ.</text:span></text:p>
      <text:list text:style-name="L2">
        <text:list-header>
          <text:p text:style-name="P24"><text:span text:style-name="Strong_20_Emphasis"><text:span text:style-name="T6">Анализ требований</text:span></text:span><text:span text:style-name="T6">. Осуществляется сбор и документирование требований к программному продукту. Он включает в себя общение с заказчиком и конечными пользователями для понимания их потребностей. Результатом этого этапа является создание документа с требованиями.</text:span></text:p>
          <text:p text:style-name="P24"><text:span text:style-name="Strong_20_Emphasis"><text:span text:style-name="T6">Проектирование и дизайн</text:span></text:span><text:span text:style-name="T6">. Разрабатывается архитектура программного продукта. Проектируются структура данных, интерфейсы пользователя, компоненты системы и алгоритмы. Этот этап также включает в себя создание дизайна пользовательского интерфейса (UI) и определение технических спецификаций.</text:span></text:p>
          <text:p text:style-name="P24"><text:span text:style-name="Strong_20_Emphasis"><text:span text:style-name="T6">Разработка</text:span></text:span><text:span text:style-name="T6">. Начинается активное создание кода. Разработчики пишут программу в соответствии с требованиями и дизайном, определёнными на предыдущих этапах. Разработка может включать в себя создание различных модулей, компонентов и функциональных частей программы.</text:span></text:p>
        </text:list-header>
      </text:list>
      <text:p text:style-name="P19"><text:span text:style-name="T11"/></text:p>
      <text:p text:style-name="P25"><text:span text:style-name="T37"/></text:p>
      <text:p text:style-name="P8"><text:span text:style-name="T41"/></text:p>
      <text:p text:style-name="P9"><text:span text:style-name="T40"/></text:p>
      <text:p text:style-name="P8"><text:soft-page-break/><text:span text:style-name="T40"/></text:p>
      <text:p text:style-name="P8"><text:span text:style-name="T40"/></text:p>
      <text:p text:style-name="P8"><text:span text:style-name="T40"/></text:p>
      <text:p text:style-name="P5"><text:span text:style-name="T8"/></text:p>
      <text:p text:style-name="P4"><text:span text:style-name="T10"/></text:p>
      <text:p text:style-name="P6"><text:span text:style-name="T3"/></text:p>
      <text:p text:style-name="P6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YS Text" svg:font-family="'YS Text', apple-system, BlinkMacSystemFont, Arial, Helvetica, sans-serif"/>
    <style:font-face style:name="apple-system" svg:font-family="apple-system, BlinkMacSystemFont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Основной_20_текст_20__28_7_29_" style:display-name="Основной текст (7)" style:family="paragraph" style:parent-style-name="Standard">
      <loext:graphic-properties draw:fill="solid" draw:fill-color="#ffffff"/>
      <style:paragraph-properties fo:margin-top="0.106cm" fo:margin-bottom="0.318cm" style:contextual-spacing="false" style:line-height-at-least="0cm" fo:orphans="0" fo:widows="0" fo:background-color="#ffffff"/>
      <style:text-properties style:font-name="Times New Roman" fo:font-family="'Times New Roman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Times New Roman1" style:font-family-complex="'Times New Roman'" style:font-family-generic-complex="system" style:font-pitch-complex="variable" style:font-size-complex="7pt"/>
    </style:style>
    <style:style style:name="Основной_20_текст_20__28_4_29_" style:display-name="Основной текст (4)" style:family="paragraph" style:parent-style-name="Standard">
      <loext:graphic-properties draw:fill="solid" draw:fill-color="#ffffff"/>
      <style:paragraph-properties fo:margin-top="0cm" fo:margin-bottom="0cm" style:contextual-spacing="false" fo:line-height="0.415cm" fo:orphans="0" fo:widows="0" fo:text-indent="-0.741cm" style:auto-text-indent="false" fo:background-color="#ffffff"/>
      <style:text-properties style:font-name="Times New Roman" fo:font-family="'Times New Roman'" style:font-family-generic="roman" style:font-pitch="variable" fo:font-size="10.5pt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2.09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5:18:59.902530886</meta:creation-date>
    <dc:date>2024-11-01T18:02:25.006593385</dc:date>
    <meta:editing-duration>PT2H43M25S</meta:editing-duration>
    <meta:editing-cycles>1</meta:editing-cycles>
    <meta:document-statistic meta:table-count="0" meta:image-count="0" meta:object-count="0" meta:page-count="4" meta:paragraph-count="70" meta:word-count="710" meta:character-count="5964" meta:non-whitespace-character-count="5317"/>
    <meta:generator>LibreOffice/7.6.7.2$Linux_X86_64 LibreOffice_project/60$Build-2</meta:generator>
  </office:meta>
</office:document-meta>
</file>